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horndale AMT" svg:font-family="'Thorndale AMT'"/>
    <style:font-face style:name="Thorndale AMT1" svg:font-family="'Thorndale AMT', 'Times New Roman'"/>
    <style:font-face style:name="TimesNewRoman" svg:font-family="TimesNewRoman, 'MS Mincho'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Table1" style:family="table">
      <style:table-properties style:width="13.393cm" fo:margin-left="4.387cm" table:align="left" style:writing-mode="lr-tb"/>
    </style:style>
    <style:style style:name="Table1.A" style:family="table-column">
      <style:table-column-properties style:column-width="4.337cm"/>
    </style:style>
    <style:style style:name="Table1.B" style:family="table-column">
      <style:table-column-properties style:column-width="9.056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ccccff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text-autospace="ideograph-alpha" style:writing-mode="lr-tb"/>
      <style:text-properties fo:color="#000000" fo:font-size="10.5pt" fo:font-weight="bold" style:font-size-asian="10.5pt" style:font-weight-asian="bold" style:font-size-complex="10.5pt" style:font-weight-complex="bold"/>
    </style:style>
    <style:style style:name="P3" style:family="paragraph" style:parent-style-name="Standard">
      <style:paragraph-properties style:text-autospace="ideograph-alpha" style:writing-mode="lr-tb"/>
      <style:text-properties fo:color="#000000"/>
    </style:style>
    <style:style style:name="P4" style:family="paragraph" style:parent-style-name="Standard">
      <style:paragraph-properties style:writing-mode="lr-tb"/>
      <style:text-properties fo:font-weight="bold" style:font-weight-complex="bold"/>
    </style:style>
    <style:style style:name="P5" style:family="paragraph" style:parent-style-name="Standard">
      <style:paragraph-properties style:text-autospace="ideograph-alpha" style:writing-mode="lr-tb"/>
      <style:text-properties fo:font-weight="bold" style:font-weight-complex="bold"/>
    </style:style>
    <style:style style:name="P6" style:family="paragraph" style:parent-style-name="Standard">
      <style:paragraph-properties style:text-autospace="ideograph-alpha" style:writing-mode="lr-tb"/>
    </style:style>
    <style:style style:name="P7" style:family="paragraph" style:parent-style-name="Standard">
      <style:paragraph-properties style:text-autospace="ideograph-alpha" style:writing-mode="lr-tb"/>
      <style:text-properties style:font-name-asian="TimesNewRoman"/>
    </style:style>
    <style:style style:name="P8" style:family="paragraph" style:parent-style-name="Standard">
      <style:paragraph-properties style:writing-mode="lr-tb"/>
      <style:text-properties style:font-name-asian="Thorndale AMT1" style:language-asian="zxx" style:country-asian="none"/>
    </style:style>
    <style:style style:name="P9" style:family="paragraph" style:parent-style-name="Standard">
      <style:paragraph-properties fo:text-align="center" style:justify-single-word="false" style:text-autospace="ideograph-alpha" style:writing-mode="lr-tb"/>
      <style:text-properties style:font-name-asian="Thorndale AMT1" style:language-asian="zxx" style:country-asian="none"/>
    </style:style>
    <style:style style:name="P10" style:family="paragraph" style:parent-style-name="Standard">
      <style:paragraph-properties style:text-autospace="ideograph-alpha" style:writing-mode="lr-tb"/>
      <style:text-properties style:font-name-asian="Thorndale AMT1" style:language-asian="zxx" style:country-asian="none"/>
    </style:style>
    <style:style style:name="P11" style:family="paragraph" style:parent-style-name="Standard">
      <style:paragraph-properties style:text-autospace="ideograph-alpha" style:writing-mode="lr-tb"/>
      <style:text-properties style:language-asian="zxx" style:country-asian="none"/>
    </style:style>
    <style:style style:name="P12" style:family="paragraph" style:parent-style-name="Standard">
      <style:paragraph-properties style:text-autospace="ideograph-alpha" style:writing-mode="lr-tb"/>
      <style:text-properties fo:color="#0000ff"/>
    </style:style>
    <style:style style:name="P13" style:family="paragraph" style:parent-style-name="Standard">
      <style:paragraph-properties style:text-autospace="ideograph-alpha" style:writing-mode="lr-tb"/>
      <style:text-properties fo:font-style="italic" fo:font-weight="bold" style:font-style-complex="italic" style:font-weight-complex="bold"/>
    </style:style>
    <style:style style:name="P14" style:family="paragraph" style:parent-style-name="Standard">
      <style:paragraph-properties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15" style:family="paragraph" style:parent-style-name="Standard">
      <style:paragraph-properties style:text-autospace="ideograph-alpha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16" style:family="paragraph" style:parent-style-name="Standard">
      <style:paragraph-properties style:text-autospace="ideograph-alpha" style:writing-mode="lr-tb">
        <style:tab-stops>
          <style:tab-stop style:position="7.505cm"/>
        </style:tab-stops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17" style:family="paragraph" style:parent-style-name="Standard">
      <style:paragraph-properties style:text-autospace="ideograph-alpha" style:writing-mode="lr-tb"/>
      <style:text-properties fo:font-size="10.5pt" fo:font-weight="normal" style:font-size-asian="10.5pt" style:font-weight-asian="normal" style:font-size-complex="10.5pt" style:font-weight-complex="normal"/>
    </style:style>
    <style:style style:name="P18" style:family="paragraph" style:parent-style-name="Standard">
      <style:paragraph-properties style:writing-mode="lr-tb"/>
      <style:text-properties fo:color="#99284c" fo:font-size="10.5pt" fo:font-weight="bold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style:writing-mode="lr-tb"/>
      <style:text-properties fo:color="#99284c" fo:font-size="10.5pt" fo:font-weight="normal" style:font-size-asian="10.5pt" style:font-weight-asian="normal" style:font-size-complex="10.5pt" style:font-weight-complex="normal"/>
    </style:style>
    <style:style style:name="P20" style:family="paragraph" style:parent-style-name="Standard">
      <style:paragraph-properties style:writing-mode="lr-tb"/>
      <style:text-properties fo:color="#800000" fo:font-size="10.5pt" fo:font-weight="normal" style:font-size-asian="10.5pt" style:font-weight-asian="normal" style:font-size-complex="10.5pt" style:font-weight-complex="normal"/>
    </style:style>
    <style:style style:name="P21" style:family="paragraph" style:parent-style-name="Standard">
      <style:paragraph-properties style:text-autospace="ideograph-alpha" style:writing-mode="lr-tb"/>
      <style:text-properties fo:color="#800000" fo:font-size="10.5pt" fo:font-weight="normal" style:font-size-asian="10.5pt" style:font-weight-asian="normal" style:font-size-complex="10.5pt" style:font-weight-complex="normal"/>
    </style:style>
    <style:style style:name="P22" style:family="paragraph" style:parent-style-name="Standard">
      <style:paragraph-properties style:writing-mode="lr-tb"/>
      <style:text-properties fo:color="#800000" fo:font-size="10.5pt" fo:font-weight="bold" style:font-size-asian="10.5pt" style:font-weight-asian="bold" style:font-size-complex="10.5pt" style:font-weight-complex="bold"/>
    </style:style>
    <style:style style:name="P23" style:family="paragraph" style:parent-style-name="Standard">
      <style:paragraph-properties fo:margin-left="1.905cm" fo:margin-right="0cm" fo:text-indent="-0.635cm" style:auto-text-indent="false" style:writing-mode="lr-tb">
        <style:tab-stops/>
      </style:paragraph-properties>
      <style:text-properties fo:color="#000000"/>
    </style:style>
    <style:style style:name="P24" style:family="paragraph" style:parent-style-name="Standard">
      <style:paragraph-properties fo:margin-left="0.005cm" fo:margin-right="0cm" fo:text-indent="0cm" style:auto-text-indent="false" style:writing-mode="lr-tb"/>
      <style:text-properties style:font-name-asian="Thorndale AMT1" style:language-asian="zxx" style:country-asian="none"/>
    </style:style>
    <style:style style:name="P25" style:family="paragraph" style:parent-style-name="Standard">
      <style:paragraph-properties fo:margin-top="0cm" fo:margin-bottom="0.199cm" style:writing-mode="lr-tb"/>
      <style:text-properties fo:color="#000000" fo:font-weight="bold" style:font-name-asian="TimesNewRoman" style:language-asian="zxx" style:country-asian="none" style:font-weight-complex="bold"/>
    </style:style>
    <style:style style:name="P26" style:family="paragraph" style:parent-style-name="Standard">
      <style:paragraph-properties fo:margin-top="0cm" fo:margin-bottom="0.199cm" style:writing-mode="lr-tb"/>
      <style:text-properties fo:color="#000000" fo:font-weight="bold" style:font-name-asian="Thorndale AMT1" style:language-asian="zxx" style:country-asian="none" style:font-weight-complex="bold"/>
    </style:style>
    <style:style style:name="P27" style:family="paragraph" style:parent-style-name="Standard">
      <style:paragraph-properties fo:margin-top="0cm" fo:margin-bottom="0.199cm" style:writing-mode="lr-tb"/>
      <style:text-properties fo:color="#000000" fo:language="en" fo:country="GB" fo:font-weight="bold" style:font-name-asian="Thorndale AMT1" style:language-asian="zxx" style:country-asian="none" style:font-weight-complex="bold"/>
    </style:style>
    <style:style style:name="P28" style:family="paragraph" style:parent-style-name="Standard">
      <style:paragraph-properties fo:margin-left="0cm" fo:margin-right="0cm" fo:margin-top="0cm" fo:margin-bottom="0.199cm" fo:text-indent="0cm" style:auto-text-indent="false" style:writing-mode="lr-tb"/>
      <style:text-properties style:font-name-asian="Thorndale AMT1" style:language-asian="zxx" style:country-asian="none"/>
    </style:style>
    <style:style style:name="P29" style:family="paragraph" style:parent-style-name="Standard">
      <style:paragraph-properties fo:margin-left="0cm" fo:margin-right="0cm" fo:margin-top="0cm" fo:margin-bottom="0.199cm" fo:text-indent="0cm" style:auto-text-indent="false" style:writing-mode="lr-tb"/>
      <style:text-properties fo:color="#000000" style:font-name-asian="Thorndale AMT1" style:language-asian="zxx" style:country-asian="none"/>
    </style:style>
    <style:style style:name="P30" style:family="paragraph" style:parent-style-name="Standard">
      <style:paragraph-properties fo:margin-top="0cm" fo:margin-bottom="0.212cm" style:writing-mode="lr-tb"/>
      <style:text-properties style:font-name-asian="Thorndale AMT1" style:language-asian="zxx" style:country-asian="none"/>
    </style:style>
    <style:style style:name="P31" style:family="paragraph" style:parent-style-name="Standard">
      <style:paragraph-properties fo:margin-top="0cm" fo:margin-bottom="0.212cm" style:writing-mode="lr-tb"/>
      <style:text-properties fo:language="en" fo:country="GB" fo:font-weight="bold" style:language-asian="zxx" style:country-asian="none" style:font-weight-complex="bold"/>
    </style:style>
    <style:style style:name="P32" style:family="paragraph" style:parent-style-name="Standard">
      <style:paragraph-properties fo:margin-left="0.635cm" fo:margin-right="0cm" fo:text-indent="-0.635cm" style:auto-text-indent="false" style:writing-mode="lr-tb">
        <style:tab-stops/>
      </style:paragraph-properties>
      <style:text-properties fo:color="#000000"/>
    </style:style>
    <style:style style:name="P33" style:family="paragraph" style:parent-style-name="Standard">
      <style:paragraph-properties fo:margin-left="0.635cm" fo:margin-right="0cm" fo:text-indent="-0.635cm" style:auto-text-indent="false" style:writing-mode="lr-tb">
        <style:tab-stops/>
      </style:paragraph-properties>
    </style:style>
    <style:style style:name="T1" style:family="text">
      <style:text-properties fo:font-weight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complex="bold"/>
    </style:style>
    <style:style style:name="T5" style:family="text">
      <style:text-properties fo:language="en" fo:country="GB" fo:font-weight="bold" style:font-weight-complex="bold"/>
    </style:style>
    <style:style style:name="T6" style:family="text">
      <style:text-properties fo:color="#000000"/>
    </style:style>
    <style:style style:name="T7" style:family="text">
      <style:text-properties style:text-position="-33% 100%"/>
    </style:style>
    <style:style style:name="T8" style:family="text">
      <style:text-properties fo:color="#800000"/>
    </style:style>
    <style:style style:name="T9" style:family="text">
      <style:text-properties fo:color="#800000" style:text-position="-33% 100%"/>
    </style:style>
    <style:style style:name="T10" style:family="text">
      <style:text-properties fo:color="#800000" style:text-position="-33% 100%" fo:font-weight="normal" style:font-weight-asian="normal" style:font-weight-complex="normal"/>
    </style:style>
    <style:style style:name="T11" style:family="text">
      <style:text-properties fo:color="#000080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3. Estructura y construcción de la tabla de símbolos<text:span text:style-name="T3"> </text:span></text:p>
      <text:p text:style-name="P3">Nuestro lenguaje no está estructurado en bloques, por tanto no nos es necesario una gestión de ámbitos para controlar si en un determinado momento una variable esta disponible o no, ya que todas las variables se declaran al inicio del programa y con accesibles en todas las líneas hasta el fin del programa. Por este motivo hemos utilizado una única tabla de símbolos.</text:p>
      <text:p text:style-name="P6"/>
      <text:p text:style-name="P1">La información que necesitamos almacenar es la siguiente:</text:p>
      <text:p text:style-name="P23">El símbolo que identifica la variable</text:p>
      <text:p text:style-name="P6">Una colección de propiedades asociadas a la variable, como pueden ser el tipo o la dirección de memoria.</text:p>
      <text:p text:style-name="P7"/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9">Tabla de Símbolos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4">gedad”</text:p>
          </table:table-cell>
          <table:table-cell table:style-name="Table1.B2" office:value-type="string">
            <text:p text:style-name="P10">&lt;dir:100,tipo:entero&gt;</text:p>
          </table:table-cell>
        </table:table-row>
        <table:table-row table:style-name="Table1.1">
          <table:table-cell table:style-name="Table1.A2" office:value-type="string">
            <text:p text:style-name="P8">gdni”</text:p>
          </table:table-cell>
          <table:table-cell table:style-name="Table1.B2" office:value-type="string">
            <text:p text:style-name="P10">&lt;dir:101,tipo:entero&gt;</text:p>
          </table:table-cell>
        </table:table-row>
        <table:table-row table:style-name="Table1.1">
          <table:table-cell table:style-name="Table1.A2" office:value-type="string">
            <text:p text:style-name="P8">c</text:p>
          </table:table-cell>
          <table:table-cell table:style-name="Table1.B2" office:value-type="string">
            <text:p text:style-name="P11">...</text:p>
          </table:table-cell>
        </table:table-row>
      </table:table>
      <text:p text:style-name="P12"/>
      <text:p text:style-name="P1"/>
      <text:p text:style-name="P5"/>
      <text:p text:style-name="P4">3.1. Estructura de la tabla de símbolos </text:p>
      <text:p text:style-name="P1">Descripción de las operaciones de la tabla de símbolos definiendo la cabecera de dichas operaciones, así como describiendo informalmente su cometido, incluyendo el propósito de cada uno de sus parámetros.</text:p>
      <text:p text:style-name="P1"/>
      <text:p text:style-name="P25">creaTS():TS</text:p>
      <text:p text:style-name="P28"><text:tab/>El resultado es una TS vacía</text:p>
      <text:p text:style-name="P26">inserta(ts:TS, id:String, ps: Propiedades):TS</text:p>
      <text:p text:style-name="P28"><text:tab/>El resultado es la TS resultante de añadir id y sus propiedades ps a ts</text:p>
      <text:p text:style-name="P27">existe(ts: TS, id:String):Boolean</text:p>
      <text:p text:style-name="P29"><text:tab/>El resultado es true si id aparece en ts, false en caso contrario</text:p>
      <text:p text:style-name="P27">getDir(ts:TS id:String):Natural</text:p>
      <text:p text:style-name="P30"><text:span text:style-name="T5"><text:tab/></text:span>El valor de la propiedad “direccion” del atributo</text:p>
      <text:p text:style-name="P31">getTipo(ts:TS id:String):Tipo</text:p>
      <text:p text:style-name="P30"><text:span text:style-name="T5"><text:tab/></text:span>Devuelve el valor de la propiedad “tipo” del atributo.</text:p>
      <text:p text:style-name="P12"/>
      <text:p text:style-name="P5"/>
      <text:p text:style-name="P4">3.2. Construcción de la tabla de símbolos </text:p>
      <text:p text:style-name="P1"><text:tab/>Formalización de la construcción de la tabla de símbolos mediante una gramática de atributos.</text:p>
      <text:p text:style-name="P5"/>
      <text:p text:style-name="P6"><text:span text:style-name="T1">3.2.1 Funciones semánticas</text:span><text:span text:style-name="T4"> </text:span></text:p>
      <text:p text:style-name="P13"/>
      <text:p text:style-name="P5">3.2.2 Atributos semánticos </text:p>
      <text:p text:style-name="P1"><text:tab/>Para cada categoría sintáctica relevante en este procesamiento enumeramos sus atributos <text:soft-page-break/>semánticos, indicando si son heredados o sintetizados, y describiendo informalmente su propósito.</text:p>
      <text:p text:style-name="P1">Categoría Programa:</text:p>
      <text:p text:style-name="P32"><text:tab/>ts: sintetizado. Representa la tabla de símbolos del programa.</text:p>
      <text:p text:style-name="P3">Categoría Declaraciones:</text:p>
      <text:p text:style-name="P32"><text:tab/>ts: sintetizado. Representa la tabla de símbolos del programa conforme se va construyendo.</text:p>
      <text:p text:style-name="P3">Categoría Declaración:</text:p>
      <text:p text:style-name="P32"><text:tab/>tipo: sintetizado. Indica <text:s/>el tipo con el que se declara la variable.</text:p>
      <text:p text:style-name="P33"><text:span text:style-name="T6"><text:tab/></text:span>id: sintetizado. Indica el id de la entrada de la tabla de símbolos.</text:p>
      <text:p text:style-name="P5"/>
      <text:p text:style-name="P4">3.2.3 Gramática de atributos </text:p>
      <text:p text:style-name="P1">Gramática de atributos que formaliza la construcción de la tabla de símbolos.</text:p>
      <text:p text:style-name="P1"/>
      <text:p text:style-name="P15">Programa → Declaraciones &amp; Instrucciones</text:p>
      <text:p text:style-name="P17"><text:tab/><text:span text:style-name="T8">Programa.ts = Declaraciones.ts</text:span></text:p>
      <text:p text:style-name="P22">Declaraciones → Declaraciones ; Declaracion </text:p>
      <text:p text:style-name="P16"><text:s text:c="9"/><text:span text:style-name="T8">Declaraciones</text:span><text:span text:style-name="T9">o</text:span><text:span text:style-name="T8">.ts = inserta(Declaraciones</text:span><text:span text:style-name="T9">1</text:span><text:span text:style-name="T8">.ts, Declaracion.id, Declaracion.props)</text:span></text:p>
      <text:p text:style-name="P14">Declaraciones → Declaración</text:p>
      <text:p text:style-name="P20"><text:tab/>Declaraciones<text:span text:style-name="T7">o</text:span>.ts = inserta(creaTS(),Declaracion.id, Declaracion.props)</text:p>
      <text:p text:style-name="P18">Declaracion → DeclaracionTipo</text:p>
      <text:p text:style-name="P19"><text:tab/>Declaracion.id = DeclaracionTipo.id</text:p>
      <text:p text:style-name="P19"><text:tab/>Declaracion.props = &lt;clase:tipo, tipo:DecTipo.tipo&gt;</text:p>
      <text:p text:style-name="P18">Declaracion → DeclaracionVariable</text:p>
      <text:p text:style-name="P19"><text:tab/>Declaracion.id = DeclaracionVariable.id</text:p>
      <text:p text:style-name="P19"><text:tab/>Declaracion.props = &lt;clase:var, tipo: DecVariable.tipo&gt;</text:p>
      <text:p text:style-name="P18">DeclaracionTipo → tipo id = Tipo</text:p>
      <text:p text:style-name="P19"><text:tab/>DeclaracionTipo.id = id.lex</text:p>
      <text:p text:style-name="P19"><text:tab/>DeclaracionTipo.tipo = Tipo.tipo</text:p>
      <text:p text:style-name="P18">DeclaraciónVarible → id : Tipo</text:p>
      <text:p text:style-name="P19"><text:tab/>DeclaracionVariable.id = id.lex</text:p>
      <text:p text:style-name="P19"><text:tab/>DeclaracionVariable.tipo = Tipo.tipo</text:p>
      <text:p text:style-name="P19"/>
      <text:p text:style-name="P2">Tipo → Boolean</text:p>
      <text:p text:style-name="P21"><text:tab/>Tipo.tipo = &lt;t:bool&gt;</text:p>
      <text:p text:style-name="P14">Tipo → character</text:p>
      <text:p text:style-name="P20"><text:tab/>Tipo.tipo = &lt;t:char&gt;</text:p>
      <text:p text:style-name="P14">Tipo → Float</text:p>
      <text:p text:style-name="P20"><text:tab/>Tipo.tipo = &lt;t:float&gt;</text:p>
      <text:p text:style-name="P14">Tipo → Natural</text:p>
      <text:p text:style-name="P20"><text:tab/>Tipo.tipo = &lt;t:nat&gt;</text:p>
      <text:p text:style-name="P18">Tipo → array [Expresion] of Tipo</text:p>
      <text:p text:style-name="P18"><text:tab/><text:span text:style-name="T2">Tipo</text:span><text:span text:style-name="T10">o</text:span><text:span text:style-name="T2">.tipo = &lt;t:array, nelems:</text:span><text:span text:style-name="T11">valorDe(Expresion),</text:span><text:span text:style-name="T2"> tbase:Tipo</text:span><text:span text:style-name="T10">1</text:span><text:span text:style-name="T2">.tipo&gt;</text:span></text:p>
      <text:p text:style-name="P18">Tipo → reg Campos <text:s/>freg</text:p>
      <text:p text:style-name="P18"><text:tab/><text:span text:style-name="T2">Tipo.tipo = &lt;t:reg, campos:Campos.campos&gt;</text:span></text:p>
      <text:p text:style-name="P18">Tipo → ^Tipo</text:p>
      <text:p text:style-name="P18"><text:tab/><text:span text:style-name="T2">Tipo</text:span><text:span text:style-name="T10">o</text:span><text:span text:style-name="T2">.tipo = &lt;t:puntero, tbase:Tipo</text:span><text:span text:style-name="T10">1</text:span><text:span text:style-name="T2">.tipo&gt;</text:span></text:p>
      <text:p text:style-name="P19"/>
      <text:p text:style-name="P18">Campos → Campos ';' Campo</text:p>
      <text:p text:style-name="P18"><text:tab/><text:span text:style-name="T2">Campos.campos = Campos.campos ++ Campo.campo</text:span></text:p>
      <text:p text:style-name="P18">Campos → Campo</text:p>
      <text:p text:style-name="P18"><text:tab/><text:span text:style-name="T2">Campos.campos = [Campo.campo]</text:span></text:p>
      <text:p text:style-name="P18">Campo → id : Tipo</text:p>
      <text:p text:style-name="P18"><text:tab/><text:span text:style-name="T2">Campo.campo = &lt;id:id.lex, tipo :Tipo.tipo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horndale AMT" svg:font-family="'Thorndale AMT'"/>
    <style:font-face style:name="Thorndale AMT1" svg:font-family="'Thorndale AMT', 'Times New Roman'"/>
    <style:font-face style:name="TimesNewRoman" svg:font-family="TimesNewRoman, 'MS Mincho'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ector </meta:initial-creator>
    <meta:creation-date>2010-01-19T15:29:13</meta:creation-date>
    <dc:date>2010-03-08T09:14:53</dc:date>
    <dc:creator>ruben </dc:creator>
    <meta:editing-duration>PT00H58M30S</meta:editing-duration>
    <meta:editing-cycles>9</meta:editing-cycles>
    <meta:generator>OpenOffice.org/3.1$Linux OpenOffice.org_project/310m19$Build-9420</meta:generator>
    <meta:document-statistic meta:table-count="1" meta:image-count="0" meta:object-count="0" meta:page-count="2" meta:paragraph-count="76" meta:word-count="483" meta:character-count="3477"/>
  </office:meta>
</office:document-meta>
</file>